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218" officeooo:paragraph-rsid="0005f2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Juan Luis, esto es lo que me ha dado tiempo a hacer, sigo trabajando tanto en Javascript como en Java, cuando tenga algo más te lo envío. Pasa buenas fiest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8:14:35.485000000</meta:creation-date>
    <meta:generator>LibreOffice/7.1.4.2$Windows_X86_64 LibreOffice_project/a529a4fab45b75fefc5b6226684193eb000654f6</meta:generator>
    <dc:date>2021-12-19T18:53:01.445000000</dc:date>
    <meta:editing-duration>PT1M49S</meta:editing-duration>
    <meta:editing-cycles>1</meta:editing-cycles>
    <meta:document-statistic meta:table-count="0" meta:image-count="0" meta:object-count="0" meta:page-count="1" meta:paragraph-count="1" meta:word-count="31" meta:character-count="163" meta:non-whitespace-character-count="133"/>
  </office:meta>
</office:document-meta>
</file>